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nginx log" table:style-name="ta1">
        <table:table-column table:style-name="co1" table:number-columns-repeated="3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office:value-type="string" calcext:value-type="string">
            <text:p>Block countries at the Nginx level with GeoIP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e </text:p>
          </table:table-cell>
          <table:table-cell office:value-type="string" calcext:value-type="string">
            <text:p>GoAccess - visual web log analyser <text:s/>- <text:s/>to analyse Nginx log fil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 see number of requests/responses to which pages, delays, sizes, to which file (html, css, js, etc.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In Django, make a middleware using a cache system that stores IP addresses score, warnings, blocks</text:p>
          </table:table-cell>
          <table:table-cell/>
        </table:table-row>
      </table:table>
      <table:table table:name="ws session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jango channels - connection security, session, authentication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hen a ws connect, a http request is sent with the cookies including the session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re is a session+auth middleware in asgi.py that populates the consumer scop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 the channel consumer 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 connec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ave the channel_name in the session data and save the session row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elf.scope["session"]["channel_name"] = self.channel_nam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lf.scope["session"].save(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in receive</text:p>
          </table:table-cell>
          <table:table-cell office:value-type="string" calcext:value-type="string">
            <text:p>for sensitive messg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erify that <text:s/>the session is not expired and the user is authenticated else clos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rom datetime import datetime 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f self.scope["session"].get_expiry_date() &gt; datetime.now(): 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2"/>and user.is_authenticated is tru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ocess the messag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lse: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lose the channel with a message for js to reopen with a delay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 the view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hen a user logs in or logs ou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ad the channel_name in the sessio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lose the channel with a message for js to reopen with a delay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n J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t a variable with the sessioni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hen sending a ws message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ke sure that the sessionid cookie did not change otherwis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connect and update the last sessionid</text:p>
          </table:table-cell>
        </table:table-row>
      </table:table>
      <table:table table:name="visitors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isitor</text:p>
          </table:table-cell>
          <table:table-cell/>
        </table:table-row>
        <table:table-row table:style-name="ro1">
          <table:table-cell office:value-type="string" calcext:value-type="string">
            <text:p>single password of 14+characters</text:p>
          </table:table-cell>
          <table:table-cell/>
        </table:table-row>
        <table:table-row table:style-name="ro1">
          <table:table-cell office:value-type="string" calcext:value-type="string">
            <text:p>make a sha256 with it then separate it like this</text:p>
          </table:table-cell>
          <table:table-cell/>
        </table:table-row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[:5]@[5:10]</text:p>
          </table:table-cell>
        </table:table-row>
        <table:table-row table:style-name="ro1">
          <table:table-cell office:value-type="string" calcext:value-type="string">
            <text:p>password</text:p>
          </table:table-cell>
          <table:table-cell office:value-type="string" calcext:value-type="string">
            <text:p>[10:24]+”&amp;0”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4">0000-00-00</text:date>, <text:time style:data-style-name="N2" text:time-value="08:05:01.57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9T10:46:31.722000000</meta:creation-date>
    <meta:generator>LibreOffice/7.6.2.1$Windows_X86_64 LibreOffice_project/56f7684011345957bbf33a7ee678afaf4d2ba333</meta:generator>
    <dc:date>2024-03-04T09:09:21.946000000</dc:date>
    <meta:editing-duration>P1DT10H55M3S</meta:editing-duration>
    <meta:editing-cycles>18</meta:editing-cycles>
    <meta:document-statistic meta:table-count="3" meta:cell-count="38" meta:object-count="0"/>
  </office:meta>
</office:document-meta>
</file>